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officeooo:rsid="0005cf97" officeooo:paragraph-rsid="0005cf97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officeooo:rsid="0007080a" officeooo:paragraph-rsid="0005cf97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5cf97" officeooo:paragraph-rsid="0005cf97" style:font-size-asian="18pt" style:font-size-complex="18pt"/>
    </style:style>
    <style:style style:name="P4" style:family="paragraph" style:parent-style-name="Standard">
      <style:text-properties fo:font-weight="bold" officeooo:rsid="0005cf97" officeooo:paragraph-rsid="0005cf97" style:font-weight-asian="bold" style:font-weight-complex="bold"/>
    </style:style>
    <style:style style:name="P5" style:family="paragraph" style:parent-style-name="Text_20_body">
      <style:text-properties officeooo:rsid="0005cf97" officeooo:paragraph-rsid="0005cf97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T1" style:family="text">
      <style:text-properties officeooo:rsid="0005cf9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sible automation</text:p>
      <text:p text:style-name="P2">Autor: João Fiuza de Alencastro</text:p>
      <text:p text:style-name="P2">Referência: Curso <text:span text:style-name="T1">Deployment with Red Hat Ansible Automation</text:span></text:p>
      <text:p text:style-name="P2"/>
      <text:h text:style-name="P1" text:outline-level="2">Overview</text:h>
      <text:list xml:id="list8461304404605897696" text:style-name="L1">
        <text:list-item>
          <text:p text:style-name="P6"><text:span text:style-name="Strong_20_Emphasis">Ansible:</text:span> Open source configuration management and orchestration utility</text:p>
        </text:list-item>
        <text:list-item>
          <text:p text:style-name="P6">Automates and standardizes configuration of remote hosts and virtual machines</text:p>
        </text:list-item>
        <text:list-item>
          <text:p text:style-name="P6">Coordinates launch and shutdown of multitiered applications</text:p>
          <text:list>
            <text:list-item>
              <text:p text:style-name="P6">Performs rolling updates of multiple systems with zero downtime</text:p>
            </text:list-item>
          </text:list>
        </text:list-item>
        <text:list-item>
          <text:p text:style-name="P6">Originally written by Michael DeHaan</text:p>
          <text:list>
            <text:list-item>
              <text:p text:style-name="P6">Creator of Cobbler provisioning application</text:p>
            </text:list-item>
          </text:list>
        </text:list-item>
        <text:list-item>
          <text:p text:style-name="P6">System administrators find it simple to use</text:p>
        </text:list-item>
        <text:list-item>
          <text:p text:style-name="P6">Developers can easily learn</text:p>
          <text:list>
            <text:list-item>
              <text:p text:style-name="P6">Built on Python</text:p>
            </text:list-item>
          </text:list>
        </text:list-item>
        <text:list-item>
          <text:p text:style-name="P6">Supported by DevOps tools such as Vagrant and Jenkins</text:p>
        </text:list-item>
      </text:list>
      <text:p text:style-name="P4">Playbooks and Modules</text:p>
      <text:list xml:id="list434721053893318615" text:style-name="L2">
        <text:list-item>
          <text:p text:style-name="P7">System administrators create <text:span text:style-name="Emphasis">playbooks</text:span> that call <text:span text:style-name="Emphasis">modules</text:span> to perform work</text:p>
          <text:list>
            <text:list-item>
              <text:p text:style-name="P7">Replaces custom, individualized scripts</text:p>
            </text:list-item>
          </text:list>
        </text:list-item>
        <text:list-item>
          <text:p text:style-name="P7"><text:span text:style-name="Strong_20_Emphasis">Playbooks:</text:span> YAML files executed in top-down, sequential fashion</text:p>
          <text:list>
            <text:list-item>
              <text:p text:style-name="P7">Define modules applied to remote systems and arguments passed to them</text:p>
            </text:list-item>
          </text:list>
        </text:list-item>
        <text:list-item>
          <text:p text:style-name="P7">Agentless architecture</text:p>
          <text:list>
            <text:list-item>
              <text:p text:style-name="P7">Work pushed to remote hosts when Ansible executes</text:p>
            </text:list-item>
          </text:list>
        </text:list-item>
        <text:list-item>
          <text:p text:style-name="P7">Comes with hundreds of <text:span text:style-name="Emphasis">core modules</text:span> that:</text:p>
          <text:list>
            <text:list-item>
              <text:p text:style-name="P7">Perform system administration work</text:p>
            </text:list-item>
            <text:list-item>
              <text:p text:style-name="P7">Make Ansible immediately useful</text:p>
            </text:list-item>
          </text:list>
        </text:list-item>
      </text:list>
      <text:p text:style-name="P4">Ansible Limitations</text:p>
      <text:list xml:id="list6068185574338020768" text:style-name="L3">
        <text:list-item>
          <text:p text:style-name="P8">Cannot audit changes made by other users on system</text:p>
          <text:list>
            <text:list-item>
              <text:p text:style-name="P8">Example: Cannot determine who made change to a file</text:p>
            </text:list-item>
          </text:list>
        </text:list-item>
        <text:list-item>
          <text:p text:style-name="P8">Does not perform initial minimal installation of system</text:p>
          <text:list>
            <text:list-item>
              <text:p text:style-name="P8">Start with minimal installation via Kickstart or base cloud starter image</text:p>
            </text:list-item>
            <text:list-item>
              <text:p text:style-name="P8">Use Ansible to add packages and for configuration</text:p>
            </text:list-item>
          </text:list>
        </text:list-item>
        <text:list-item>
          <text:p text:style-name="P8"><text:soft-page-break/>Does not monitor configuration drift</text:p>
          <text:list>
            <text:list-item>
              <text:p text:style-name="P8">Can remediate it</text:p>
            </text:list-item>
          </text:list>
        </text:list-item>
        <text:list-item>
          <text:p text:style-name="P8">Does not track changes made to files on system</text:p>
          <text:list>
            <text:list-item>
              <text:p text:style-name="P8">Does not track which user or process made changes</text:p>
            </text:list-item>
            <text:list-item>
              <text:p text:style-name="P8">To track changes, use version control system or Linux Auditing System</text:p>
            </text:list-item>
          </text:list>
        </text:list-item>
      </text:list>
      <text:p text:style-name="P5"/>
      <text:h text:style-name="P1" text:outline-level="2">Architecture</text:h>
      <text:list xml:id="list75404584319514597" text:style-name="L4">
        <text:list-item>
          <text:p text:style-name="P9">Two types of machines in Ansible architecture: <text:span text:style-name="Emphasis">control node</text:span> and <text:span text:style-name="Emphasis">managed hosts</text:span></text:p>
          <text:list>
            <text:list-item>
              <text:p text:style-name="P9">Ansible software installed and components maintained on control node</text:p>
            </text:list-item>
            <text:list-item>
              <text:p text:style-name="P9">Managed hosts listed in <text:span text:style-name="Emphasis">host inventory</text:span></text:p>
              <text:list>
                <text:list-item>
                  <text:p text:style-name="P9">Text file on control node with managed host names or IP addresses</text:p>
                </text:list-item>
              </text:list>
            </text:list-item>
          </text:list>
        </text:list-item>
        <text:list-item>
          <text:p text:style-name="P9">System administrators log in to control node and launch Ansible</text:p>
          <text:list>
            <text:list-item>
              <text:p text:style-name="P9">Specify playbook</text:p>
            </text:list-item>
            <text:list-item>
              <text:p text:style-name="P9">Specify target host to manage: single system, group of hosts, or wild card</text:p>
            </text:list-item>
          </text:list>
        </text:list-item>
        <text:list-item>
          <text:p text:style-name="P9">SSH used as network transport to communicate with managed hosts</text:p>
          <text:list>
            <text:list-item>
              <text:p text:style-name="P9">Modules referenced in playbook copied to managed hosts</text:p>
            </text:list-item>
            <text:list-item>
              <text:p text:style-name="P9">Modules execute in order with arguments specified in playbook</text:p>
            </text:list-item>
          </text:list>
        </text:list-item>
        <text:list-item>
          <text:p text:style-name="P9">Core modules perform most system administration tasks</text:p>
          <text:list>
            <text:list-item>
              <text:p text:style-name="P9">Users can write <text:span text:style-name="Emphasis">custom modules</text:span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1:39:22.996541101</meta:creation-date>
    <dc:date>2018-10-02T13:52:47.151807363</dc:date>
    <meta:editing-duration>PT12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373" meta:character-count="2272" meta:non-whitespace-character-count="1988"/>
  </office:meta>
</office:document-meta>
</file>